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fo:language="pt" fo:country="PT"/>
    </style:style>
    <style:style style:name="P3" style:family="paragraph" style:parent-style-name="Standard">
      <style:text-properties style:font-name="Times New Roman" fo:font-size="12pt" officeooo:paragraph-rsid="00183a8b" style:font-size-asian="12pt" style:font-size-complex="12pt"/>
    </style:style>
    <style:style style:name="P4" style:family="paragraph" style:parent-style-name="Standard">
      <style:text-properties style:font-name="Times New Roman" fo:font-size="12pt" fo:font-weight="normal" officeooo:paragraph-rsid="00183a8b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Times New Roman" fo:font-size="20pt" fo:font-weight="bold" officeooo:paragraph-rsid="00183a8b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Times New Roman" fo:font-size="20pt" fo:font-weight="normal" officeooo:paragraph-rsid="00183a8b" style:font-size-asian="20pt" style:font-weight-asian="normal" style:font-size-complex="20pt" style:font-weight-complex="normal"/>
    </style:style>
    <style:style style:name="P7" style:family="paragraph" style:parent-style-name="Standard">
      <style:text-properties style:font-name="Times New Roman" fo:font-size="20pt" officeooo:paragraph-rsid="00183a8b" style:font-size-asian="20pt" style:font-size-complex="20pt"/>
    </style:style>
    <style:style style:name="P8" style:family="paragraph" style:parent-style-name="Standard">
      <style:paragraph-properties style:writing-mode="lr-tb"/>
      <style:text-properties style:font-name="Times New Roman"/>
    </style:style>
    <style:style style:name="P9" style:family="paragraph" style:parent-style-name="Standard">
      <style:paragraph-properties style:writing-mode="lr-tb"/>
      <style:text-properties style:font-name="Times New Roman" officeooo:paragraph-rsid="0007f133"/>
    </style:style>
    <style:style style:name="P10" style:family="paragraph" style:parent-style-name="Standard">
      <style:paragraph-properties style:writing-mode="lr-tb"/>
      <style:text-properties style:font-name="Times New Roman" officeooo:paragraph-rsid="000db24d"/>
    </style:style>
    <style:style style:name="T1" style:family="text">
      <style:text-properties officeooo:rsid="0004d981"/>
    </style:style>
    <style:style style:name="T2" style:family="text">
      <style:text-properties officeooo:rsid="0004ed16"/>
    </style:style>
    <style:style style:name="T3" style:family="text">
      <style:text-properties officeooo:rsid="00063df2"/>
    </style:style>
    <style:style style:name="T4" style:family="text">
      <style:text-properties officeooo:rsid="0007f133"/>
    </style:style>
    <style:style style:name="T5" style:family="text">
      <style:text-properties officeooo:rsid="0008e67b"/>
    </style:style>
    <style:style style:name="T6" style:family="text">
      <style:text-properties officeooo:rsid="000a0e05"/>
    </style:style>
    <style:style style:name="T7" style:family="text">
      <style:text-properties officeooo:rsid="000ac393"/>
    </style:style>
    <style:style style:name="T8" style:family="text">
      <style:text-properties officeooo:rsid="000bc9ec"/>
    </style:style>
    <style:style style:name="T9" style:family="text">
      <style:text-properties officeooo:rsid="000db24d"/>
    </style:style>
    <style:style style:name="T10" style:family="text">
      <style:text-properties officeooo:rsid="000e5b2b"/>
    </style:style>
    <style:style style:name="T11" style:family="text">
      <style:text-properties officeooo:rsid="000f3e76"/>
    </style:style>
    <style:style style:name="T12" style:family="text">
      <style:text-properties officeooo:rsid="00109d12"/>
    </style:style>
    <style:style style:name="T13" style:family="text">
      <style:text-properties officeooo:rsid="0010bd0a"/>
    </style:style>
    <style:style style:name="T14" style:family="text">
      <style:text-properties officeooo:rsid="00124e17"/>
    </style:style>
    <style:style style:name="T15" style:family="text">
      <style:text-properties officeooo:rsid="00126186"/>
    </style:style>
    <style:style style:name="T16" style:family="text">
      <style:text-properties officeooo:rsid="00140426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8a5b2" style:font-weight-asian="normal" style:font-weight-complex="normal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font-size="22pt" officeooo:rsid="0021fd8d" style:font-size-asian="22pt" style:font-size-complex="22pt"/>
    </style:style>
    <style:style style:name="T21" style:family="text">
      <style:text-properties fo:font-size="22pt" fo:font-weight="bold" officeooo:rsid="0021fd8d" style:font-size-asian="22pt" style:font-weight-asian="bold" style:font-size-complex="22pt" style:font-weight-complex="bold"/>
    </style:style>
    <style:style style:name="T22" style:family="text">
      <style:text-properties officeooo:rsid="002285cf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font-size="20pt" officeooo:rsid="0028c7c0" style:font-size-asian="20pt" style:font-size-complex="20pt"/>
    </style:style>
    <style:style style:name="T25" style:family="text">
      <style:text-properties officeooo:rsid="00191f96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91f96" style:font-weight-asian="bold" style:font-weight-complex="bold"/>
    </style:style>
    <style:style style:name="T28" style:family="text">
      <style:text-properties fo:font-weight="bold" officeooo:rsid="000bc9ec" style:font-weight-asian="bold" style:font-weight-complex="bold"/>
    </style:style>
    <style:style style:name="T29" style:family="text">
      <style:text-properties fo:font-weight="bold" officeooo:rsid="000db24d" style:font-weight-asian="bold" style:font-weight-complex="bold"/>
    </style:style>
    <style:style style:name="T30" style:family="text">
      <style:text-properties fo:font-weight="bold" officeooo:rsid="000f3e76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 text:c="28"/><text:span text:style-name="T17"><text:s text:c="4"/>FAETERJ Petrópolis</text:span></text:p>
      <text:p text:style-name="P3"/>
      <text:p text:style-name="P3"/>
      <text:p text:style-name="P3"><text:s text:c="2"/></text:p>
      <text:p text:style-name="P3"/>
      <text:p text:style-name="P3"/>
      <text:p text:style-name="P3"/>
      <text:p text:style-name="P3"><text:s text:c="2"/></text:p>
      <text:p text:style-name="P3"><text:s text:c="37"/><text:span text:style-name="T19"><text:s text:c="2"/></text:span></text:p>
      <text:p text:style-name="P3"><text:span text:style-name="T20"/></text:p>
      <text:p text:style-name="P3"><text:span text:style-name="T20"><text:s/></text:span></text:p>
      <text:p text:style-name="P3"><text:span text:style-name="T20"><text:s text:c="19"/></text:span><text:span text:style-name="T21">Bárbara Hansen de Vasconcelos</text:span></text:p>
      <text:p text:style-name="P3"><text:span text:style-name="T20"/></text:p>
      <text:p text:style-name="P3"><text:span text:style-name="T20"/></text:p>
      <text:p text:style-name="P3"><text:span text:style-name="T20"/></text:p>
      <text:p text:style-name="P3"><text:span text:style-name="T20"/></text:p>
      <text:p text:style-name="P4"><text:span text:style-name="T20"/></text:p>
      <text:p text:style-name="P6"><text:s text:c="40"/>Fichamento </text:p>
      <text:p text:style-name="P5"><text:s text:c="29"/><text:span text:style-name="T17"><text:s text:c="7"/></text:span><text:span text:style-name="T18">Marco Gonsales</text:span></text:p>
      <text:p text:style-name="P6"><text:s text:c="16"/><text:span text:style-name="T22">U</text:span>berizaç<text:span text:style-name="T22">ã</text:span>o, Trabalho <text:span text:style-name="T22">Digital</text:span> <text:span text:style-name="T22">I</text:span>nd<text:span text:style-name="T22">ú</text:span>stri<text:span text:style-name="T22">a 4.0 </text:span></text:p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23"><text:s text:c="34"/></text:span></text:p>
      <text:p text:style-name="P3"><text:span text:style-name="T23"><text:s text:c="37"/>Petrópolis,</text:span><text:span text:style-name="T24">RJ</text:span></text:p>
      <text:p text:style-name="P7"><text:s text:c="44"/>2023 </text:p>
      <text:p text:style-name="P3"/>
      <text:p text:style-name="P1"/>
      <text:p text:style-name="P1"/>
      <text:p text:style-name="P8"><text:soft-page-break/>“A Indústria 4.0, termo cunhado pelo governo alemão, ou a Quarta Revolução Industrial, expressão utilizada pelos participantes do último Fórum Econômico Mundial de Davos, constitui um conjunto de tecnologias inovadoras, como a nanotecnologia, as plataformas digitais, a inteligência artificial (IA)', a robótica, a internet das coisas, entre outras, que representam um salto de qualidade na capacidade de organizar e de controlar o trabalho.” <text:span text:style-name="T27">(p.125)</text:span></text:p>
      <text:p text:style-name="P8">“O que determina, de fato, a nova capacidade produti<text:span text:style-name="T1">vas das </text:span>empresas plataformas é a própria plataforma, que amplia a capacidade de <text:span text:style-name="T1">or</text:span>ganização e controle sobre o trabalho e permite ao capitalista maior apropria<text:span text:style-name="T2">ção</text:span> tanto do mais-valor absoluto quanto do relativo.” <text:span text:style-name="T27">(p.126)</text:span></text:p>
      <text:p text:style-name="P9">“(…<text:span text:style-name="T3">) </text:span>sob a lógica algor<text:span text:style-name="T3">í</text:span>tmica, as plataformas ampliam a capacidade de contr<text:span text:style-name="T3">ole. </text:span>São burocracias digitais que, além de "determinar" as regras, também as executam.” <text:span text:style-name="T27">(p.126)</text:span></text:p>
      <text:p text:style-name="P8">“Portanto, por meio das plataformas, as atividades e o comportamento de trabalhadores e trabalhadoras são minuciosamente monitorados e avaliados ,<text:span text:style-name="T3">e </text:span>amplia-se o pagamento vinculado exclusivamente à produtividade, não ao temp<text:span text:style-name="T3">o </text:span>de trabalho.” <text:span text:style-name="T27">(p.126)</text:span></text:p>
      <text:p text:style-name="P8">“No Brasil, a Pesquisa Nacional por Amostra de Domicílios (Pnad), do Instituto Brasileiro de Geografia e Estatística (IBGE), realizada no primeiro trimestre de 2019, estima que 3,8 milhões de</text:p>
      <text:p text:style-name="P8">pessoas têm o trabalho mediado por plataformas, principalmente trabalhadores e trabalhadoras das empresas de transporte particular por aplicativo e de entregas de alimentos e produtos em geral.” <text:span text:style-name="T27">(p.127)</text:span></text:p>
      <text:p text:style-name="P8">“(…<text:span text:style-name="T4">) </text:span>é o mercado <text:span text:style-name="T4">que se </text:span>apropria, em grande escala, das novas tecnologias da informação e comunicação, representadas nas plataformas digitais - um ambiente digital, de lógica algor<text:span text:style-name="T4">í</text:span>tmica,</text:p>
      <text:p text:style-name="P8">de grande capacidade de armazenamento e processamento de dados - e promove mudanças <text:s/>significativas, principalmente no mundo do trabalho.” <text:span text:style-name="T27">(p.128)</text:span></text:p>
      <text:p text:style-name="P8">“As forças produtivas disponíveis já não mais favorecem as condições da propriedade burguesa; ao contrário, tornaram-se poderosas demais para essas condições que as entravam; e, quando superam esses entraves, desorganizam toda a sociedade ameaçando a existência da propriedade <text:span text:style-name="T5">burguesa.”</text:span> <text:span text:style-name="T27">(p.128)</text:span></text:p>
      <text:p text:style-name="P8">“Portanto, taylorismo, fordismo, toyotismo e plataformização ou uberização representam etapas de superação da crise de acumulação do capital, em que a ciência, transformada em tecnologia, tor<text:span text:style-name="T6">n</text:span>a-se uma indispensável ferramenta.”<text:span text:style-name="T26"> </text:span><text:span text:style-name="T27">(p.129)</text:span></text:p>
      <text:p text:style-name="P8">“A dimensão da especialização/qualificação é importante, pois aqueles e aquelas que a possuem estão potencialmente em posições privilegiadas dentro da apropriação das relações de exploração e, portanto, desfrutam n<text:span text:style-name="T7">í</text:span>veis substanciais de autonomia na venda do seu tempo de trabalho.” <text:span text:style-name="T27">(p.129)</text:span></text:p>
      <text:p text:style-name="P8">“(…<text:span text:style-name="T8">) </text:span>qualquer pessoa com acesso à internet pode se cadastrar, fazer parte de uma lin<text:span text:style-name="T8">ha </text:span>de produção digital global, realizar microtrabalhos remunerados, subprodutos <text:span text:style-name="T8">da “</text:span>informação”, em grande parte voltados para a produção de inteligência artificial brilhantemente caracterizado como trabalho fantasma por “Mary Gray”.”<text:span text:style-name="T27">(</text:span><text:span text:style-name="T26"> </text:span><text:span text:style-name="T28">p.130)</text:span></text:p>
      <text:p text:style-name="P8">“Os microtrabalhos digitais ofertados por essas empresas para a produção de IA evidenciam que, no capitalismo, a automação nunca será completa e sempre necessitará do trabalho das pessoas.” <text:span text:style-name="T27">(p.130)</text:span></text:p>
      <text:p text:style-name="P10">“O segundo grupo faz referência às empresas plataformas de macrotrabalho não presencial, como Upwork, Fiverr, Guru, PeoplePerHour e Freelancer.com que facilitam a reunião de trabalhadores</text:p>
      <text:p text:style-name="P10">e trabalhadoras de qualificação especi<text:span text:style-name="T9">a</text:span>lizada, tradicionalmente conhecidos como freelancers, de atuação local e global como designers gráficos, consultores, <text:span text:style-name="T16">(…) </text:span>”<text:span text:style-name="T26"> </text:span><text:span text:style-name="T27">(p.130)</text:span></text:p>
      <text:p text:style-name="P10">“O terceiro grupo de empresas plataformas refere-se àquelas que controlam organizam trabalhadores e trabalhadoras locais, tais como motoristas, eletricist<text:span text:style-name="T9">a</text:span>s, seguranças, faxineiros, entre tantos outros; alguns exemplos são Uber, Cabify; Glo <text:span text:style-name="T9">ne</text:span>cessidade da presença física do trabalhador ou trabalhadora.” <text:span text:style-name="T27">(p.130)</text:span></text:p>
      <text:p text:style-name="P10">“O quarto grupo inclui empresas plataformas de trabalho qualificado p<text:span text:style-name="T9">resencial, como Nomad Health.” </text:span><text:span text:style-name="T29">(p.130)</text:span></text:p>
      <text:p text:style-name="P8">“O quinto grupo refere-se às empresas que não fazem parte especificamente da economia de plataforma. São organizações que não utilizam trabalhadores por demanda necessariamente, mas <text:soft-page-break/>fazem uso das plataformas digitais para organizar e controlar trabalhadores contratados (efetivos).” <text:span text:style-name="T27">(p.131)</text:span></text:p>
      <text:p text:style-name="P8">“O sexto grupo é composto por empresas plataformas em que predomina o trabalho de consumo digital realizado pelos prossumidores, usuários proativos. Consideramos as atividades realizadas por esses usuários em plataformas como Facebook, Google, TripAdvisor e YouTube (quando não remunerado) como trabalho digital de consumo não remunerado, em que não se estabelece uma</text:p>
      <text:p text:style-name="P8">relação capital-trabalho, não há coação e tampouco são oferecidas condições de subsistência ao trabalhador e à trabalhadora.” <text:span text:style-name="T27">(p.131)</text:span></text:p>
      <text:p text:style-name="P8">“(…<text:span text:style-name="T10">) </text:span>no sétimo grupo, as empresas plataformas que auxiliam a intermediação entre pessoas que objetivam alugar, vender ou comprar produtos pessoais, tais como Airbnb, eBay, Mercado Livre, Zipcar e Zazcar. Não existe relação capital-trabalho, apenas relações comerciais, como grandes classificados digitais que facilitam o encontro de locadores e locatários ou compradores vendedores.” <text:span text:style-name="T27">(p.132)</text:span></text:p>
      <text:p text:style-name="P8">“Em suma, entendemos que as empresas dos cinco primeiros grupos produzem e reproduzem trabalho produtivo, estabelecendo uma relação capital-trabalho antag<text:span text:style-name="T11">ô</text:span>nica: desfavorável ao trabalhador, mas capaz de lhe conceder renda para a subsist<text:span text:style-name="T11">ê</text:span>ncia e produzir valor para o capital.” <text:span text:style-name="T27">(p.132)</text:span></text:p>
      <text:p text:style-name="P8">“As empresas dos grupos seis e sete, como Facebook, eBay, TripAdvisor etc., se beneficiam da tecnologia, principalmente ao ampliar a utilização do prossumidor, o consumidor proativo, mas o trabalho deste, por não ser remunerado, tampouco pode ser considerado trabalho produtivo, já que não produz valor direto para o capital.<text:span text:style-name="T11">” </text:span><text:span text:style-name="T30">(p.132)</text:span></text:p>
      <text:p text:style-name="P8">“Mesmo não se estabelecendo uma relação capital-trabalho as empresas plataformas, ao promover e ampliar o uso do prossumidor, promovem a desvalorização do valor do trabalho.” <text:span text:style-name="T27">(p.132)</text:span></text:p>
      <text:p text:style-name="P8">“Há um fator determinante e pouco mencionado na produção do consentimento dos trabalhadores e trabalhadoras intermediados por plataformas: a ausência do processo de seleção. Para ser um "parceiro" dessas empresas, não há necessidade de processo seletivo.” <text:span text:style-name="T27">(p.133)</text:span></text:p>
      <text:p text:style-name="P8">“(…<text:span text:style-name="T12">) </text:span>as mesmas tecnologias que ampliam a capacidade de controle e organização do trabalho pelas empresas plataformas e que isolam os trabalhadores e trabalhadoras em seus computadores, carros, motos e celulares também os capacitam com novas ferramentas para romper o isolamento característico do setor e organizar a classe. Se outrora o trabalho, seu controle, sua organização e a resist<text:span text:style-name="T13">ê</text:span>ncia organizada aconteciam predominantemente nas fábricas e em suas proximidades, agora trabalhadores e trabalhadores também se beneficiam das novas tecnologias dos ambientes digitais para se comunicar e se organizar.” <text:span text:style-name="T27">(p.134)</text:span></text:p>
      <text:p text:style-name="P8">“(…<text:span text:style-name="T14">) </text:span>em menos de um mês após o decreto de isolamento social emitido pelo governador do estado de São Paulo, na segunda-feira, dia 20 de abril de 2020, entregadores e entregadoras paulistanos realizaram um grande buzinaço por importantes avenidas da cidade, reivindicando melhor remuneração e a distribuição de equipamentos de proteção individual para tempos de pandemia</text:p>
      <text:p text:style-name="P8">por parte das empresas.” <text:span text:style-name="T27">(p.135)</text:span></text:p>
      <text:p text:style-name="P8">“(…<text:span text:style-name="T15">) </text:span>entregadores e entregadoras por aplicativos promoveram a primeira greve nacional do setor. Além de ter sido o primeiro movimento paredista nacional, foi também a primeira participação da categoria em uma manifestação de dimensão internacional.” <text:span text:style-name="T27">(p.135)</text:span></text:p>
      <text:p text:style-name="P8">“As revoluções industriais estão imbricadas à dinâmica capitalista, pois representam marcos no desenvolvimento de suas forças produtivas. São períodos históricos em que o desenvolvimento tecnológico culmina em saltos qualitativos na capacidade produtiva e na organização do trabalho.” <text:span text:style-name="T27">(p.136)</text:span></text:p>
      <text:p text:style-name="P8">“A novidade está no fato de que, assim como as principais empresas plataformas são organizações globais que se beneficiam das novas tecnologias para gerir multidões dispersas pelo mundo, seus trabalhadores e trabalhadoras, também capacitados pela popularização de tecnologias similares, se identificam, se comunicam, partilham sentidos e se articulam em dimensões internacionais.” <text:span text:style-name="T27">(p.137)</text:span></text:p>
      <text:p text:style-name="P8"/>
      <text:p text:style-name="P2"/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28T15:36:20.263000000</meta:creation-date>
    <meta:generator>Trio_Office/6.2.8.2$Windows_x86 LibreOffice_project/</meta:generator>
    <dc:date>2023-05-31T13:11:22.379000000</dc:date>
    <meta:editing-duration>PT3H27M25S</meta:editing-duration>
    <meta:editing-cycles>20</meta:editing-cycles>
    <meta:document-statistic meta:table-count="0" meta:image-count="0" meta:object-count="0" meta:page-count="4" meta:paragraph-count="43" meta:word-count="1154" meta:character-count="8612" meta:non-whitespace-character-count="7190"/>
  </office:meta>
</office:document-meta>
</file>